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ackground-color="#00cc00" fo:border="none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9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4" table:number-rows-spanned="1">
            <text:p>repetition_config_template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4" table:number-rows-spanned="1">
            <text:p>repetition_config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0" table:number-columns-repeated="52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9">
            <text:p>10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27">
            <text:p>127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9">
            <text:p>12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2">
            <text:p>13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5">
            <text:p>13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1">
            <text:p>14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6">
            <text:p>14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7">
            <text:p>147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9">
            <text:p>149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2">
            <text:p>15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3">
            <text:p>15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5">
            <text:p>15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6">
            <text:p>15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8">
            <text:p>15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9">
            <text:p>15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61">
            <text:p>16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62">
            <text:p>16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64">
            <text:p>16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65">
            <text:p>16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67">
            <text:p>16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68">
            <text:p>16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70">
            <text:p>17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71">
            <text:p>17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73">
            <text:p>17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74">
            <text:p>17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75">
            <text:p>17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76">
            <text:p>17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77">
            <text:p>17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79">
            <text:p>17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80">
            <text:p>18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2">
            <text:p>18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3">
            <text:p>18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84">
            <text:p>18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5">
            <text:p>18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6">
            <text:p>18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87">
            <text:p>18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8">
            <text:p>18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9">
            <text:p>18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0">
            <text:p>19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1">
            <text:p>19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3">
            <text:p>19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4">
            <text:p>19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5">
            <text:p>19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6">
            <text:p>19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7">
            <text:p>19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8">
            <text:p>19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99">
            <text:p>19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00">
            <text:p>20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01">
            <text:p>20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02">
            <text:p>20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03">
            <text:p>20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04">
            <text:p>20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05">
            <text:p>20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06">
            <text:p>20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07">
            <text:p>20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08">
            <text:p>20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09">
            <text:p>20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0">
            <text:p>21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11">
            <text:p>21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12">
            <text:p>21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13">
            <text:p>21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214">
            <text:p>21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15">
            <text:p>21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16">
            <text:p>21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4" office:value-type="float" office:value="217">
            <text:p>21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18">
            <text:p>21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19">
            <text:p>21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20">
            <text:p>22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21">
            <text:p>22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22">
            <text:p>22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223">
            <text:p>22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24">
            <text:p>22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25">
            <text:p>22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26">
            <text:p>22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27">
            <text:p>22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28">
            <text:p>22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29">
            <text:p>22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30">
            <text:p>23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31">
            <text:p>23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32">
            <text:p>23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33">
            <text:p>23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34">
            <text:p>23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235">
            <text:p>23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36">
            <text:p>23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37">
            <text:p>23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38">
            <text:p>23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9">
            <text:p>23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0">
            <text:p>24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241">
            <text:p>24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42">
            <text:p>24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43">
            <text:p>24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44">
            <text:p>24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45">
            <text:p>24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46">
            <text:p>24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247">
            <text:p>24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8">
            <text:p>24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9">
            <text:p>24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250">
            <text:p>25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51">
            <text:p>25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52">
            <text:p>25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4" office:value-type="float" office:value="253">
            <text:p>25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54">
            <text:p>25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55">
            <text:p>25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57">
            <text:p>25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58">
            <text:p>25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59">
            <text:p>25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0">
            <text:p>26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1">
            <text:p>26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62">
            <text:p>26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3">
            <text:p>26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4">
            <text:p>26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265">
            <text:p>26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6">
            <text:p>26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7">
            <text:p>26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68">
            <text:p>26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69">
            <text:p>26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70">
            <text:p>27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271">
            <text:p>27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72">
            <text:p>27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73">
            <text:p>27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74">
            <text:p>27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75">
            <text:p>27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76">
            <text:p>27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277">
            <text:p>27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8">
            <text:p>27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9">
            <text:p>27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0">
            <text:p>28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81">
            <text:p>28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82">
            <text:p>28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283">
            <text:p>28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84">
            <text:p>28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85">
            <text:p>28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286">
            <text:p>28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87">
            <text:p>28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88">
            <text:p>28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9">
            <text:p>28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0">
            <text:p>29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1">
            <text:p>291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92">
            <text:p>29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3">
            <text:p>29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4">
            <text:p>29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295">
            <text:p>29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6">
            <text:p>29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7">
            <text:p>29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298">
            <text:p>29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99">
            <text:p>29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00">
            <text:p>30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301">
            <text:p>30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02">
            <text:p>30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03">
            <text:p>30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04">
            <text:p>30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05">
            <text:p>30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06">
            <text:p>30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07">
            <text:p>307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08">
            <text:p>30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09">
            <text:p>30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310">
            <text:p>31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12">
            <text:p>3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313">
            <text:p>31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14">
            <text:p>3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316">
            <text:p>316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18">
            <text:p>3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319">
            <text:p>31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20">
            <text:p>3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21">
            <text:p>3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322">
            <text:p>3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23">
            <text:p>3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24">
            <text:p>3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325">
            <text:p>325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26">
            <text:p>32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27">
            <text:p>327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28">
            <text:p>32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29">
            <text:p>329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0">
            <text:p>3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331">
            <text:p>33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2">
            <text:p>3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3">
            <text:p>3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34">
            <text:p>33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5">
            <text:p>3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6">
            <text:p>3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37">
            <text:p>33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8">
            <text:p>33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39">
            <text:p>33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40">
            <text:p>3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41">
            <text:p>34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42">
            <text:p>3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343">
            <text:p>343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44">
            <text:p>3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45">
            <text:p>3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346">
            <text:p>34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47">
            <text:p>3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48">
            <text:p>3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349">
            <text:p>34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50">
            <text:p>3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51">
            <text:p>3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352">
            <text:p>352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53">
            <text:p>3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54">
            <text:p>3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355">
            <text:p>35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56">
            <text:p>3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57">
            <text:p>3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358">
            <text:p>3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59">
            <text:p>3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60">
            <text:p>3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4" office:value-type="float" office:value="361">
            <text:p>36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62">
            <text:p>36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63">
            <text:p>36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64">
            <text:p>36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65">
            <text:p>36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66">
            <text:p>3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367">
            <text:p>36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68">
            <text:p>3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69">
            <text:p>3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70">
            <text:p>37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71">
            <text:p>3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72">
            <text:p>3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73">
            <text:p>37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74">
            <text:p>37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75">
            <text:p>37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376">
            <text:p>3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77">
            <text:p>37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78">
            <text:p>3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379">
            <text:p>37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80">
            <text:p>3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81">
            <text:p>3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382">
            <text:p>38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83">
            <text:p>3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84">
            <text:p>3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385">
            <text:p>38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86">
            <text:p>3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87">
            <text:p>3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388">
            <text:p>38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89">
            <text:p>3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390">
            <text:p>3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391">
            <text:p>39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92">
            <text:p>3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393">
            <text:p>3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394">
            <text:p>3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95">
            <text:p>3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396">
            <text:p>3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4" office:value-type="float" office:value="397">
            <text:p>39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8">
            <text:p>39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9">
            <text:p>39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01">
            <text:p>40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02">
            <text:p>4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3">
            <text:p>40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04">
            <text:p>4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05">
            <text:p>4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6">
            <text:p>40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07">
            <text:p>4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08">
            <text:p>4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09">
            <text:p>40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0">
            <text:p>41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1">
            <text:p>41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12">
            <text:p>41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3">
            <text:p>41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4">
            <text:p>41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15">
            <text:p>41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416">
            <text:p>41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417">
            <text:p>41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418">
            <text:p>41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419">
            <text:p>41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420">
            <text:p>42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421">
            <text:p>42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422">
            <text:p>42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423">
            <text:p>42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424">
            <text:p>42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425">
            <text:p>42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426">
            <text:p>42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427">
            <text:p>42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428">
            <text:p>42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429">
            <text:p>42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430">
            <text:p>43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431">
            <text:p>43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432">
            <text:p>43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 table:number-rows-repeated="10481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8/07/2024</text:date>, <text:time>17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8-07T17:57:34</dc:date>
    <meta:editing-cycles>282</meta:editing-cycles>
    <meta:editing-duration>PT6H49M24S</meta:editing-duration>
    <meta:document-statistic meta:table-count="1" meta:cell-count="8665" meta:object-count="0"/>
  </office:meta>
</office:document-meta>
</file>